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 CE" svg:font-family="'Courier New 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en" fo:country="AU" fo:font-style="normal" style:text-underline-style="none" fo:font-weight="normal" style:font-size-asian="11pt" style:font-style-asian="normal" style:font-weight-asian="normal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5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>
        <style:tab-stops/>
      </style:paragraph-properties>
    </style:style>
    <style:style style:name="T1" style:family="text">
      <style:text-properties style:font-name="Calibri" fo:font-size="11pt" fo:language="sr" fo:country="BA" fo:font-weight="bold" style:font-size-asian="11pt" style:font-weight-asian="bold"/>
    </style:style>
    <style:style style:name="T2" style:family="text">
      <style:text-properties style:font-name="Calibri" fo:font-size="11pt" fo:language="sr" fo:country="BA" fo:font-weight="normal" style:font-size-asian="11pt" style:font-weight-asian="normal"/>
    </style:style>
    <style:style style:name="T3" style:family="text">
      <style:text-properties style:font-name="Calibri" fo:font-size="11pt" fo:language="sr" fo:country="BA" fo:font-style="normal" fo:font-weight="normal" style:font-size-asian="11pt" style:font-style-asian="normal" style:font-weight-asian="normal"/>
    </style:style>
    <style:style style:name="T4" style:family="text">
      <style:text-properties style:font-name="Calibri" fo:font-size="11pt" fo:language="en" fo:country="AU" fo:font-style="italic" fo:font-weight="bold" style:font-size-asian="11pt" style:font-style-asian="italic" style:font-weight-asian="bold"/>
    </style:style>
    <style:style style:name="T5" style:family="text">
      <style:text-properties fo:language="sr" fo:country="BA"/>
    </style:style>
    <style:style style:name="T6" style:family="text">
      <style:text-properties fo:color="#004dbb" style:font-name="Courier New" fo:font-size="11pt" fo:language="en" fo:country="AU" fo:font-style="normal" fo:font-weight="normal" style:font-size-asian="11pt" style:font-style-asian="normal" style:font-weight-asian="normal"/>
    </style:style>
    <style:style style:name="T7" style:family="text">
      <style:text-properties fo:color="#004dbb" style:font-name="Courier New" fo:font-size="11pt" fo:language="en" fo:country="AU" fo:font-style="normal" style:text-underline-style="none" fo:font-weight="normal" style:font-size-asian="11pt" style:font-style-asian="normal" style:font-weight-asian="normal"/>
    </style:style>
    <style:style style:name="T8" style:family="text">
      <style:text-properties fo:color="#004dbb" style:font-name="Courier New" fo:font-size="11pt" fo:language="en" fo:country="AU" fo:font-style="italic" style:text-underline-style="none" fo:font-weight="bold" style:font-size-asian="11pt" style:font-style-asian="italic" style:font-weight-asian="bold"/>
    </style:style>
    <style:style style:name="T9" style:family="text">
      <style:text-properties fo:color="#004dbb" style:font-name="Calibri" fo:font-size="11pt" fo:language="sr" fo:country="BA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fo:color="#004dbb" style:font-name="Courier New CE" fo:font-size="11pt" fo:language="sr" fo:country="BA" fo:font-style="normal" style:text-underline-style="none" fo:font-weight="normal" style:font-size-asian="11pt" style:font-style-asian="normal" style:font-weight-asian="normal"/>
    </style:style>
    <style:style style:name="T11" style:family="text">
      <style:text-properties fo:color="#000000" style:font-name="Calibri" fo:font-size="11pt" fo:language="sr" fo:country="BA" fo:font-style="normal" fo:font-weight="normal" style:font-size-asian="11pt" style:font-style-asian="normal" style:font-weight-asian="normal"/>
    </style:style>
    <style:style style:name="T12" style:family="text">
      <style:text-properties fo:color="#000000" style:font-name="Calibri" fo:font-size="11pt" fo:language="sr" fo:country="BA" fo:font-style="normal" fo:font-weight="bold" style:font-size-asian="11pt" style:font-style-asian="normal" style:font-weight-asian="bold"/>
    </style:style>
    <style:style style:name="T13" style:family="text">
      <style:text-properties fo:color="#000000" style:font-name="Calibri" fo:font-size="11pt" fo:language="sr" fo:country="BA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4" style:family="text">
      <style:text-properties fo:color="#000000" style:font-name="Calibri" fo:font-size="11pt" fo:language="sr" fo:country="BA" fo:font-style="normal" style:text-underline-style="none" fo:font-weight="normal" style:font-size-asian="11pt" style:font-style-asian="normal" style:font-weight-asian="normal"/>
    </style:style>
    <style:style style:name="T15" style:family="text">
      <style:text-properties fo:color="#000000" style:font-name="Calibri" fo:font-size="11pt" fo:language="sr" fo:country="BA" fo:font-style="normal" style:text-underline-style="none" fo:font-weight="bold" style:font-size-asian="11pt" style:font-style-asian="normal" style:font-weight-asian="bold"/>
    </style:style>
    <style:style style:name="T16" style:family="text">
      <style:text-properties fo:color="#000000" style:font-name="Calibri" fo:font-size="11pt" fo:language="en" fo:country="AU" fo:font-style="italic" style:text-underline-style="none" fo:font-weight="bold" style:font-size-asian="11pt" style:font-style-asian="italic" style:font-weight-asian="bold"/>
    </style:style>
    <style:style style:name="T17" style:family="text">
      <style:text-properties fo:color="#000000" style:font-name="Calibri" fo:font-size="11pt" fo:language="en" fo:country="AU" fo:font-style="normal" style:text-underline-style="none" fo:font-weight="bold" style:font-size-asian="11pt" style:font-style-asian="normal" style:font-weight-asian="bold"/>
    </style:style>
    <style:style style:name="T18" style:family="text">
      <style:text-properties fo:color="#000000" style:font-name="Calibri" fo:font-size="11pt" fo:language="en" fo:country="AU" fo:font-style="normal" style:text-underline-style="none" fo:font-weight="normal" style:font-size-asian="11pt" style:font-style-asian="normal" style:font-weight-asian="normal"/>
    </style:style>
    <style:style style:name="T19" style:family="text">
      <style:text-properties fo:color="#000000" style:font-name="Courier New CE" fo:font-size="11pt" fo:language="sr" fo:country="BA" fo:font-style="normal" fo:font-weight="normal" style:font-size-asian="11pt" style:font-style-asian="normal" style:font-weight-asian="normal"/>
    </style:style>
    <style:style style:name="T20" style:family="text">
      <style:text-properties fo:language="en" fo:country="A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ЗАДАТАК: АВИОН (30 бодова)</text:span></text:p>
      <text:p text:style-name="P1"><text:span text:style-name="T2">Написати програм којим се одређује вријеме приземљења авиона који је узлетио у </text:span><text:span text:style-name="T4">x</text:span><text:span text:style-name="T3"> сати, </text:span><text:span text:style-name="T4">y</text:span><text:span text:style-name="T3"> минута, и </text:span><text:span text:style-name="T4">z</text:span><text:span text:style-name="T3"> секунди, и у лету провео </text:span><text:span text:style-name="T4">q</text:span><text:span text:style-name="T3"> секунди.</text:span></text:p>
      <text:p text:style-name="P1"><text:span text:style-name="T3">Примјер:</text:span><text:line-break/><text:span text:style-name="T3">Улаз:</text:span><text:line-break/><text:span text:style-name="T6">Unsei sat, minut i sekund uzletanja aviona ? 6,15,25</text:span><text:line-break/><text:span text:style-name="T6"> <text:s text:c="22"/>Unesi trajanje leta ? 125</text:span><text:line-break/><text:span text:style-name="T11">Излаз:</text:span><text:span text:style-name="T19"> <text:s text:c="20"/></text:span><text:line-break/><text:span text:style-name="T6">6 sati 17 min 30 sek</text:span></text:p>
      <text:p text:style-name="P1"><text:span text:style-name="T12">РЈЕШЕЊЕ: АВИОН (30 бодова)</text:span></text:p>
      <text:p text:style-name="P1"><text:span text:style-name="T11">Први дио рјешења се састоји од формулисања алгоритма (низа корака) помоћу којег долазимо до рјешења. Тек када имамо јасан алгоритам, тек онда прелазимо на писање кода.</text:span></text:p>
      <text:p text:style-name="P1"><text:span text:style-name="T11">Постоји више начина да се овај проблем ријеши.</text:span></text:p>
      <text:p text:style-name="P1"><text:span text:style-name="T13">Прво рјешење</text:span></text:p>
      <text:p text:style-name="P1"><text:span text:style-name="T14">Вријеме бројимо од 00:00:00 сати, дакле од поноћи. 00:00:01 значи једна секунда иза поноћи. 15:45:36 значи 15 сати, 45 минута и 36 секунди иза поноћи. Један сат се састоји од 60*60 = 3600 секунди, једна минута се састоји од 60 секунди. То значи да</text:span></text:p>
      <text:p text:style-name="P2"><text:span text:style-name="T9">15:45:36 = 15 * 60 * 60 + 45 * 60 + 36 = 56736 секунди из поноћи.</text:span></text:p>
      <text:p text:style-name="P1"><text:span text:style-name="T14">Прво рјешење се састоји у томе да улазно вријеме прво претворимо у секунде помоћу сљедеће формуле:</text:span></text:p>
      <text:p text:style-name="P2"><text:span text:style-name="T8">vrijemePolijetanja = x</text:span><text:span text:style-name="T7"> * 60 * 60 + </text:span><text:span text:style-name="T8"><text:s/>y </text:span><text:span text:style-name="T7"><text:s/>* 60 + </text:span><text:span text:style-name="T8">z</text:span><text:span text:style-name="T7"> </text:span></text:p>
      <text:p text:style-name="P1"><text:span text:style-name="T14">Затим том броју додамо број секунди које је авион провео у ваздуху:</text:span></text:p>
      <text:p text:style-name="P2"><text:span text:style-name="T8">vrijemePrizemljenja = x</text:span><text:span text:style-name="T7"> * 60 * 60 + </text:span><text:span text:style-name="T8"><text:s/>y </text:span><text:span text:style-name="T7"><text:s/>* 60 + </text:span><text:span text:style-name="T8">z</text:span><text:span text:style-name="T7"> + </text:span><text:span text:style-name="T8">q</text:span></text:p>
      <text:p text:style-name="P1"><text:span text:style-name="T14">На крају, претворимо </text:span><text:span text:style-name="T16">vrijemePrizemljenja</text:span><text:span text:style-name="T14"> из укупног броја секунди назад у сат:минут:секунда формат.</text:span></text:p>
      <text:p text:style-name="P1"><text:span text:style-name="T14">Прво рачунамо колико има цијелих сати у укупном броју секунди. Користимо функцију </text:span><text:span text:style-name="T17">floor</text:span><text:span text:style-name="T15">()</text:span><text:span text:style-name="T14"> да бисмо вијдели колики је </text:span><text:span text:style-name="T13">најмањи број цијелих</text:span><text:span text:style-name="T14"> сати у укупном броју секунди.</text:span></text:p>
      <text:p text:style-name="P1"><text:span text:style-name="T7">satPrizemljenja = (int) floor(vrijemePrizemljenja / (60 * 60))</text:span></text:p>
      <text:p text:style-name="P1"><text:span text:style-name="T14">Затим, од укупног броја секунди (</text:span><text:span text:style-name="T18">vrijemePrizemljenja)</text:span><text:span text:style-name="T14"> прво одузмемо цијели број сати и подијелимо са 60 да бисмо видјели колико је остало минута. Користимо функцију</text:span><text:line-break/><text:span text:style-name="T17">floor()</text:span><text:span text:style-name="T14"> да видимо колики је укупни </text:span><text:span text:style-name="T13">најмањи број цијелих</text:span><text:span text:style-name="T14"> минута.</text:span></text:p>
      <text:p text:style-name="P1"><text:soft-page-break/><text:span text:style-name="T7">minutPrizemljenja = (int) floor(</text:span><text:line-break/><text:span text:style-name="T7"><text:tab/>(vrijemePrizemljenja </text:span><text:span text:style-name="T10">-</text:span><text:span text:style-name="T7"> satPrizemljenja*60*60)/60</text:span><text:line-break/><text:span text:style-name="T7">)</text:span></text:p>
      <text:p text:style-name="P1"><text:span text:style-name="T14">На крају, од укуптног броја секунди одузмемо цијеле сате и минуте и тако видимо колико нам је секунди остало.</text:span></text:p>
      <text:p text:style-name="P1"><text:span text:style-name="T7">sekundPrizemljenja = (int) floor(</text:span><text:line-break/><text:span text:style-name="T7"><text:tab/>vrijemePrizemljenja </text:span><text:line-break/><text:span text:style-name="T7"><text:tab/></text:span><text:span text:style-name="T10">-</text:span><text:span text:style-name="T7"> satPrizemljenja*60*60 </text:span><text:line-break/><text:span text:style-name="T7"><text:tab/>- minutPrizemljenja*60</text:span><text:line-break/><text:span text:style-name="T7">)</text:span></text:p>
      <text:p text:style-name="P1"><text:span text:style-name="T14">Примијетимо:</text:span></text:p>
      <text:list xml:id="list4086572960" text:style-name="WWNum1">
        <text:list-item>
          <text:p text:style-name="P5"><text:span text:style-name="T17">(int)</text:span><text:span text:style-name="T18"> </text:span><text:span text:style-name="T14">претвара резултат у интеџер јер су сати, минуте и секунде цијели бројеви</text:span></text:p>
        </text:list-item>
        <text:list-item>
          <text:p text:style-name="P5"><text:span text:style-name="T17">floor()</text:span><text:span text:style-name="T14"> заокружује резултат надоле (према "поду" јер </text:span><text:span text:style-name="T18">floor </text:span><text:span text:style-name="T14">= под)</text:span></text:p>
        </text:list-item>
      </text:list>
      <text:p text:style-name="P1"><text:span text:style-name="T14">Прије него што испишемо резултат, потребно је провјерити још једну ствар, а то је да ли је укупан број сати већи од 24. Ако јесте, пошто су нама потребни само сати (не водимо рачуна о датуму, тј. не водимо рачуна ако се лет завршио на неки други датум), користимо "модуло" оператор %</text:span></text:p>
      <text:p text:style-name="P2"><text:span text:style-name="T7">satPrizemljenja = satPrizemljenja % 24</text:span></text:p>
      <text:p text:style-name="P1"><text:span text:style-name="T14">да добијемо остатак при дијељењу са 24, тј. само сате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 CE" svg:font-family="'Courier New 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r" fo:country="R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420" meta:character-count="2545" meta:non-whitespace-character-count="2098"/>
    <meta:generator>LibreOffice/5.3.6.1$Windows_X86_64 LibreOffice_project/686f202eff87ef707079aeb7f485847613344eb7</meta:generator>
  </office:meta>
</office:document-meta>
</file>